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18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Nimbus Sans L" style:font-name-asian="DejaVu Sans" style:font-name-complex="DejaVu Sans"/>
    </style:style>
  </office:automatic-styles>
  <office:body>
    <office:spreadsheet>
      <table:table table:name="Íslandsbanki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Binding</text:p>
          </table:table-cell>
          <table:table-cell office:value-type="string" calcext:value-type="string">
            <text:p>Verðtryggt</text:p>
          </table:table-cell>
          <table:table-cell office:value-type="string" calcext:value-type="string">
            <text:p>Greiðsla vaxta</text:p>
          </table:table-cell>
          <table:table-cell office:value-type="string" calcext:value-type="string">
            <text:p>Vextir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age lim</text:p>
          </table:table-cell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c68b486d-1630-4a07-8fd3-b46b1f1b17bf" xlink:type="simple">Vaxtaþrep 30 dagar</text:a></text:p>
          </table:table-cell>
          <table:table-cell office:value-type="string" calcext:value-type="string">
            <text:p>31 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0-5 M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c68b486d-1630-4a07-8fd3-b46b1f1b17bf" xlink:type="simple">Vaxtaþrep 30 dagar</text:a></text:p>
          </table:table-cell>
          <table:table-cell office:value-type="string" calcext:value-type="string">
            <text:p>31 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5-20M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c68b486d-1630-4a07-8fd3-b46b1f1b17bf" xlink:type="simple">Vaxtaþrep 30 dagar</text:a></text:p>
          </table:table-cell>
          <table:table-cell office:value-type="string" calcext:value-type="string">
            <text:p>31 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20-75M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c68b486d-1630-4a07-8fd3-b46b1f1b17bf" xlink:type="simple">Vaxtaþrep 30 dagar</text:a></text:p>
          </table:table-cell>
          <table:table-cell office:value-type="string" calcext:value-type="string">
            <text:p>31 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75M+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222e4668-ba80-492e-a6a3-774d533f9133" xlink:type="simple">Fastvaxtareikningur</text:a>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3.92" calcext:value-type="float">
            <text:p>3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222e4668-ba80-492e-a6a3-774d533f9133" xlink:type="simple">Fastvaxtareikningur</text:a>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4.91" calcext:value-type="float">
            <text:p>4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222e4668-ba80-492e-a6a3-774d533f9133" xlink:type="simple">Fastvaxtareikningur</text:a>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5.06" calcext:value-type="float">
            <text:p>5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222e4668-ba80-492e-a6a3-774d533f9133" xlink:type="simple">Fastvaxtareikningur</text:a>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5.38" calcext:value-type="float">
            <text:p>5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486413cf-b346-4231-93fe-60736a286f00" xlink:type="simple">Heiðursmerki</text:a>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parileið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Verðtryggt</text:p>
          </table:table-cell>
          <table:table-cell office:value-type="string" calcext:value-type="string">
            <text:p>M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arileið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Verðtrygg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arileið</text:p>
          </table:table-cell>
          <table:table-cell office:value-type="string" calcext:value-type="string">
            <text:p>60m</text:p>
          </table:table-cell>
          <table:table-cell office:value-type="string" calcext:value-type="string">
            <text:p>Verðtryggt</text:p>
          </table:table-cell>
          <table:table-cell office:value-type="string" calcext:value-type="string">
            <text:p>M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0-250k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56f4a284-ffc4-4fd9-9956-44aa4cee62ba" xlink:type="simple">Vaxtaþrep</text:a>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0-1M</text:p>
          </table:table-cell>
          <table:table-cell/>
        </table:table-row>
        <table:table-row table:style-name="ro1">
          <table:table-cell table:style-name="Default" office:value-type="string" calcext:value-type="string">
            <text:p>Vaxtaþrep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-5M</text:p>
          </table:table-cell>
          <table:table-cell/>
        </table:table-row>
        <table:table-row table:style-name="ro1">
          <table:table-cell table:style-name="Default" office:value-type="string" calcext:value-type="string">
            <text:p>Vaxtaþrep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5-20M</text:p>
          </table:table-cell>
          <table:table-cell/>
        </table:table-row>
        <table:table-row table:style-name="ro1">
          <table:table-cell table:style-name="Default" office:value-type="string" calcext:value-type="string">
            <text:p>Vaxtaþrep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20-75M</text:p>
          </table:table-cell>
          <table:table-cell/>
        </table:table-row>
        <table:table-row table:style-name="ro1">
          <table:table-cell table:style-name="Default" office:value-type="string" calcext:value-type="string">
            <text:p>Vaxtaþrep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M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75M+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islandsbanki.is/einstaklingar/sparnadur/sparnadarreikningar/nanar/?itemid=7ffc8212-f805-4394-aa85-c4d14da42db4" xlink:type="simple">Vaxtasproti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A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</table:table>
      <table:table table:name="Arionbanki" table:style-name="ta1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2">
          <table:table-cell table:style-name="Default" office:value-type="string" calcext:value-type="string">
            <text:p>Titill</text:p>
          </table:table-cell>
          <table:table-cell table:style-name="ce1" office:value-type="string" calcext:value-type="string">
            <text:p>Vextir</text:p>
          </table:table-cell>
          <table:table-cell table:style-name="ce2" office:value-type="string" calcext:value-type="string">
            <text:p>Vaxtagreiðslur</text:p>
          </table:table-cell>
          <table:table-cell table:style-name="ce1" office:value-type="string" calcext:value-type="string">
            <text:p>Binditími</text:p>
          </table:table-cell>
          <table:table-cell table:style-name="ce1" office:value-type="string" calcext:value-type="string">
            <text:p>Lágmarksinnstæða</text:p>
          </table:table-cell>
          <table:table-cell office:value-type="string" calcext:value-type="string">
            <text:p>Verðtrygg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time in??</text:p>
          </table:table-cell>
          <table:table-cell office:value-type="string" calcext:value-type="string">
            <text:p>age lim</text:p>
          </table:table-cell>
        </table:table-row>
        <table:table-row table:style-name="ro2">
          <table:table-cell office:value-type="string" calcext:value-type="string">
            <text:p><text:a xlink:href="http://www.arionbanki.is/einstaklingar/sparnadur/sparnadarreikningar/eignalifeyrir/#eignalifeyrisbok" xlink:type="simple">Eignalífeyrisreikningur</text:a>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-arsvextir" xlink:type="simple">Fjárhæða- og tímaþrep - ársvextir</text:a>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0-1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-10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-25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25-50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50-100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0M+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-arsvextir" xlink:type="simple">Fjárhæða- og tímaþrep - ársvextir</text:a>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0-1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-10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-25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25-50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50-100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0M+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-arsvextir" xlink:type="simple">Fjárhæða- og tímaþrep - ársvextir</text:a>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0-1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-10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-25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25-50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50-100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1">
          <table:table-cell table:style-name="Default" office:value-type="string" calcext:value-type="string">
            <text:p>Fjárhæða- og tímaþrep – ársvextir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0M+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0-1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-10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-25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25-50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50-100M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0M+</text:p>
          </table:table-cell>
          <table:table-cell office:value-type="string" calcext:value-type="string">
            <text:p>0-9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0-1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-10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-25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25-50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50-100M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0M+</text:p>
          </table:table-cell>
          <table:table-cell office:value-type="string" calcext:value-type="string">
            <text:p>90-18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0-1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-10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-25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25-50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50-100M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-og-timathrep" xlink:type="simple">Fjárhæða- og tímaþrep - mán. vextir</text:a>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0M+</text:p>
          </table:table-cell>
          <table:table-cell office:value-type="string" calcext:value-type="string">
            <text:p>181-270d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" xlink:type="simple">Fjárhæðaþrep</text:a>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0-250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" xlink:type="simple">Fjárhæðaþrep</text:a>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250k-3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" xlink:type="simple">Fjárhæðaþrep</text:a>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3-20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" xlink:type="simple">Fjárhæðaþrep</text:a>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20M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-30" xlink:type="simple">Fjárhæðaþrep 30</text:a>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0-10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-30" xlink:type="simple">Fjárhæðaþrep 30</text:a>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10-25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-30" xlink:type="simple">Fjárhæðaþrep 30</text:a>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25-50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-30" xlink:type="simple">Fjárhæðaþrep 30</text:a>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office:value-type="string" calcext:value-type="string">
            <text:p>50M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Overdtryggdur-12" xlink:type="simple">Óverðtryggður 12</text:a>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rionbanki.is/einstaklingar/sparnadur/sparnadarreikningar/Overdtryggdur-18" xlink:type="simple">Óverðtryggður 18</text:a>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rionbanki.is/einstaklingar/sparnadur/sparnadarreikningar/Overdtryggdur-24" xlink:type="simple">Óverðtryggður 24</text:a>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rionbanki.is/einstaklingar/sparnadur/sparnadarreikningar/Timathrep" xlink:type="simple">Tímaþrep</text:a>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/>
          <table:table-cell office:value-type="string" calcext:value-type="string">
            <text:p>0-3m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Timathrep" xlink:type="simple">Tímaþrep</text:a>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/>
          <table:table-cell office:value-type="string" calcext:value-type="string">
            <text:p>3-12m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Timathrep" xlink:type="simple">Tímaþrep</text:a>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/>
          <table:table-cell office:value-type="string" calcext:value-type="string">
            <text:p>12-24m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Timathrep" xlink:type="simple">Tímaþrep</text:a>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/>
          <table:table-cell office:value-type="string" calcext:value-type="string">
            <text:p>24-36m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Timathrep" xlink:type="simple">Tímaþrep</text:a>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óverðtryggt</text:p>
          </table:table-cell>
          <table:table-cell/>
          <table:table-cell office:value-type="string" calcext:value-type="string">
            <text:p>36m+</text:p>
          </table:table-cell>
          <table:table-cell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-verdtryggt" xlink:type="simple">Fjárhæðaþrep verðtryggt</text:a>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Verðtryggt</text:p>
          </table:table-cell>
          <table:table-cell office:value-type="string" calcext:value-type="string">
            <text:p>1-10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-verdtryggt" xlink:type="simple">Fjárhæðaþrep verðtryggt</text:a>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Verðtryggt</text:p>
          </table:table-cell>
          <table:table-cell office:value-type="string" calcext:value-type="string">
            <text:p>10-25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-verdtryggt" xlink:type="simple">Fjárhæðaþrep verðtryggt</text:a>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Verðtryggt</text:p>
          </table:table-cell>
          <table:table-cell office:value-type="string" calcext:value-type="string">
            <text:p>25-50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Fjarhaedathrep-verdtryggt" xlink:type="simple">Fjárhæðaþrep verðtryggt</text:a>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Verðtryggt</text:p>
          </table:table-cell>
          <table:table-cell office:value-type="string" calcext:value-type="string">
            <text:p>50M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www.arionbanki.is/einstaklingar/sparnadur/sparnadarreikningar/Verdtryggdur-36" xlink:type="simple">Verðtryggður 36</text:a>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ðtrygg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rionbanki.is/einstaklingar/sparnadur/sparnadarreikningar/Verdtryggdur-48" xlink:type="simple">Verðtryggður 48</text:a>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ðtrygg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rionbanki.is/einstaklingar/sparnadur/sparnadarreikningar/Verdtryggdur-60" xlink:type="simple">Verðtryggður 60</text:a>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60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ðtrygg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2:06:23.364939805</meta:creation-date>
    <dc:date>2014-02-11T22:28:29.781479465</dc:date>
    <meta:editing-duration>PT6M46S</meta:editing-duration>
    <meta:editing-cycles>1</meta:editing-cycles>
    <meta:generator>LibreOffice/4.1.4.2$Linux_X86_64 LibreOffice_project/410m0$Build-2</meta:generator>
    <meta:document-statistic meta:table-count="2" meta:cell-count="567" meta:object-count="0"/>
  </office:meta>
</office:document-meta>
</file>